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198cm" fo:margin-left="0cm" table:align="left"/>
    </style:style>
    <style:style style:name="Tabla1.A" style:family="table-column">
      <style:table-column-properties style:column-width="2.194cm"/>
    </style:style>
    <style:style style:name="Tabla1.B" style:family="table-column">
      <style:table-column-properties style:column-width="2.196cm"/>
    </style:style>
    <style:style style:name="Tabla1.G" style:family="table-column">
      <style:table-column-properties style:column-width="1.563cm"/>
    </style:style>
    <style:style style:name="Tabla1.H" style:family="table-column">
      <style:table-column-properties style:column-width="2.46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c1215" officeooo:paragraph-rsid="000c1215"/>
    </style:style>
    <style:style style:name="P2" style:family="paragraph" style:parent-style-name="Standard">
      <style:text-properties officeooo:rsid="000db6fa" officeooo:paragraph-rsid="000db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column table:style-name="Tabla1.H"/>
        <table:table-row>
          <table:table-cell table:style-name="Tabla1.A1" office:value-type="string">
            <text:p text:style-name="P1">Lenguaje</text:p>
          </table:table-cell>
          <table:table-cell table:style-name="Tabla1.A1" office:value-type="string">
            <text:p text:style-name="P1">Propósito</text:p>
          </table:table-cell>
          <table:table-cell table:style-name="Tabla1.A1" office:value-type="string">
            <text:p text:style-name="P1">Tipo</text:p>
          </table:table-cell>
          <table:table-cell table:style-name="Tabla1.A1" office:value-type="string">
            <text:p text:style-name="P1">Uso principal</text:p>
          </table:table-cell>
          <table:table-cell table:style-name="Tabla1.A1" office:value-type="string">
            <text:p text:style-name="P1">Plataforma</text:p>
          </table:table-cell>
          <table:table-cell table:style-name="Tabla1.A1" office:value-type="string">
            <text:p text:style-name="P1">Paradigma</text:p>
          </table:table-cell>
          <table:table-cell table:style-name="Tabla1.A1" office:value-type="string">
            <text:p text:style-name="P1">Ventajas</text:p>
          </table:table-cell>
          <table:table-cell table:style-name="Tabla1.H1" office:value-type="string">
            <text:p text:style-name="P1">Desventajas</text:p>
          </table:table-cell>
        </table:table-row>
        <table:table-row>
          <table:table-cell table:style-name="Tabla1.A2" office:value-type="string">
            <text:p text:style-name="P1">JavaScrip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#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++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HP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GO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Rus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Swif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Ruby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Bash/Batch/PowerShel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Standard"/>
      <text:p text:style-name="P2">Héctor Díaz Vázqu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58:52.358000000</meta:creation-date>
    <dc:date>2024-09-24T08:39:21.875000000</dc:date>
    <meta:editing-duration>PT8M57S</meta:editing-duration>
    <meta:editing-cycles>2</meta:editing-cycles>
    <meta:generator>LibreOffice/7.5.6.2$Windows_X86_64 LibreOffice_project/f654817fb68d6d4600d7d2f6b647e47729f55f15</meta:generator>
    <meta:document-statistic meta:table-count="1" meta:image-count="0" meta:object-count="0" meta:page-count="1" meta:paragraph-count="28" meta:word-count="31" meta:character-count="206" meta:non-whitespace-character-count="203"/>
  </office:meta>
</office:document-meta>
</file>